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edType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laredTypeImpl.getSuper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Contain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DeclaredType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dTypeImpl.getDelegate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